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836cm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="Arrow" draw:marker-start-width="0.25cm" draw:marker-end="" draw:marker-end-width="0.1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92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0.80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P4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olygon draw:style-name="gr1" draw:text-style-name="P1" draw:layer="layout" svg:width="23.557cm" svg:height="5.244cm" svg:x="0.367cm" svg:y="4.861cm" svg:viewBox="0 0 23558 5245" draw:points="0,858 158,0 6116,1095 6118,1090 6144,1100 6191,1109 6189,1119 11614,3289 17478,4367 23558,4368 23558,5240 17430,5239 17429,5245 11465,4149 11457,4169 5886,1940">
            <text:p/>
          </draw:polygon>
          <draw:line draw:style-name="gr2" draw:text-style-name="P1" draw:layer="layout" svg:x1="2.29cm" svg:y1="1.051cm" svg:x2="5.748cm" svg:y2="2.013cm">
            <text:p/>
          </draw:line>
          <draw:line draw:style-name="gr2" draw:text-style-name="P1" draw:layer="layout" svg:x1="5.686cm" svg:y1="2.002cm" svg:x2="7.881cm" svg:y2="3.144cm">
            <text:p/>
          </draw:line>
          <draw:line draw:style-name="gr2" draw:text-style-name="P1" draw:layer="layout" svg:x1="7.821cm" svg:y1="3.125cm" svg:x2="11.82cm" svg:y2="4.027cm">
            <text:p/>
          </draw:line>
          <draw:line draw:style-name="gr2" draw:text-style-name="P1" draw:layer="layout" svg:x1="11.781cm" svg:y1="4.007cm" svg:x2="16.832cm" svg:y2="5.66cm">
            <text:p/>
          </draw:line>
          <draw:line draw:style-name="gr2" draw:text-style-name="P1" draw:layer="layout" svg:x1="16.802cm" svg:y1="5.65cm" svg:x2="18.846cm" svg:y2="6.492cm">
            <text:p/>
          </draw:line>
          <draw:line draw:style-name="gr2" draw:text-style-name="P1" draw:layer="layout" svg:x1="18.837cm" svg:y1="6.5cm" svg:x2="22.625cm" svg:y2="6.71cm">
            <text:p/>
          </draw:line>
          <draw:line draw:style-name="gr3" draw:text-style-name="P1" draw:layer="layout" svg:x1="13.839cm" svg:y1="2.068cm" svg:x2="13.869cm" svg:y2="10.704cm">
            <text:p/>
          </draw:line>
          <draw:custom-shape draw:style-name="gr4" draw:text-style-name="P1" draw:layer="layout" svg:width="2.007cm" svg:height="1.551cm" draw:transform="rotate (-0.293564380185446) translate (9.27cm 4.30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2" draw:layer="layout" svg:width="5.109cm" svg:height="2.265cm" svg:x="11.164cm" svg:y="0cm">
            <draw:text-box>
              <text:p text:style-name="P1"><text:span text:style-name="T1">Vertical</text:span></text:p>
              <text:p text:style-name="P1"><text:span text:style-name="T1">section</text:span></text:p>
            </draw:text-box>
          </draw:frame>
          <draw:frame draw:style-name="gr5" draw:text-style-name="P2" draw:layer="layout" svg:width="5.109cm" svg:height="2.265cm" svg:x="19.497cm" svg:y="3.377cm">
            <draw:text-box>
              <text:p text:style-name="P1"><text:span text:style-name="T1">Free</text:span></text:p>
              <text:p text:style-name="P1"><text:span text:style-name="T1">surface</text:span></text:p>
            </draw:text-box>
          </draw:frame>
          <draw:line draw:style-name="gr6" draw:text-style-name="P1" draw:layer="layout" svg:x1="20.529cm" svg:y1="6.568cm" svg:x2="20.529cm" svg:y2="5.382cm">
            <text:p/>
          </draw:line>
          <draw:line draw:style-name="gr7" draw:text-style-name="P1" draw:layer="layout" svg:x1="20.317cm" svg:y1="5.382cm" svg:x2="21.29cm" svg:y2="5.382cm">
            <text:p/>
          </draw:line>
          <draw:frame draw:style-name="gr8" draw:text-style-name="P3" draw:layer="layout" svg:width="2.616cm" svg:height="1.277cm" svg:x="8.608cm" svg:y="3.771cm">
            <draw:text-box>
              <text:p text:style-name="P1"><text:span text:style-name="T2">Q(x,t)</text:span></text:p>
            </draw:text-box>
          </draw:frame>
          <draw:frame draw:style-name="gr9" draw:text-style-name="P4" draw:layer="layout" svg:width="6.538cm" svg:height="1.156cm" svg:x="18.462cm" svg:y="8.302cm">
            <draw:text-box>
              <text:p><text:span text:style-name="T2">Bottom of the river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3T17:44:09.12</meta:creation-date>
    <dc:date>2012-10-16T10:51:27.16</dc:date>
    <meta:editing-duration>PT00H01M18S</meta:editing-duration>
    <meta:editing-cycles>2</meta:editing-cycles>
    <meta:generator>LibreOffice/3.4$Win32 LibreOffice_project/340m1$Build-402</meta:generator>
    <meta:document-statistic meta:object-count="16"/>
  </office:meta>
</office:document-meta>
</file>